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6400000064E2D61DB2.png" manifest:media-type="image/png"/>
  <manifest:file-entry manifest:full-path="Pictures/1000000100000200000002007A55432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999999" draw:marker-start-width="0.279cm" draw:marker-end-width="0.279cm" svg:stroke-opacity="90%" draw:fill="none" loext:fill-use-slide-background="false" draw:textarea-horizontal-align="justify" draw:textarea-vertical-align="middle" draw:auto-grow-height="false" fo:min-height="7.071cm" fo:min-width="2.38cm" fo:padding-top="0.151cm" fo:padding-bottom="0.151cm" fo:padding-left="0.276cm" fo:padding-right="0.276cm" fo:wrap-option="wrap" loext:decorative="false"/>
    </style:style>
    <style:style style:name="gr2" style:family="graphic" style:parent-style-name="standard">
      <style:graphic-properties svg:stroke-width="0.053cm" svg:stroke-color="#999999" draw:marker-start-width="0.279cm" draw:marker-end-width="0.279cm" svg:stroke-opacity="90%" draw:fill="none" loext:fill-use-slide-background="false" draw:textarea-horizontal-align="justify" draw:textarea-vertical-align="middle" draw:auto-grow-height="false" fo:min-height="7.071cm" fo:min-width="2.379cm" fo:padding-top="0.151cm" fo:padding-bottom="0.151cm" fo:padding-left="0.276cm" fo:padding-right="0.276cm" fo:wrap-option="wrap" loext:decorative="false"/>
    </style:style>
    <style:style style:name="gr3" style:family="graphic" style:parent-style-name="standard">
      <style:graphic-properties svg:stroke-width="0.053cm" svg:stroke-color="#999999" draw:marker-start-width="0.279cm" draw:marker-end-width="0.279cm" svg:stroke-opacity="90%" draw:fill="none" loext:fill-use-slide-background="false" draw:textarea-horizontal-align="justify" draw:textarea-vertical-align="middle" draw:auto-grow-height="false" fo:min-height="7.07cm" fo:min-width="2.379cm" fo:padding-top="0.151cm" fo:padding-bottom="0.151cm" fo:padding-left="0.276cm" fo:padding-right="0.276cm" fo:wrap-option="wrap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44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924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034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00" loext:fill-use-slide-background="false" draw:opacity="100%" draw:auto-grow-height="true" draw:auto-grow-width="false" fo:min-height="1.981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00" loext:fill-use-slide-background="false" draw:opacity="100%" draw:auto-grow-height="true" draw:auto-grow-width="false" fo:min-height="2.644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00" loext:fill-use-slide-background="false" draw:opacity="100%" draw:auto-grow-height="true" draw:auto-grow-width="false" fo:min-height="1.59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00" loext:fill-use-slide-background="false" draw:opacity="100%" draw:auto-grow-height="true" draw:auto-grow-width="false" fo:min-height="2.121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00" loext:fill-use-slide-background="false" draw:opacity="100%" draw:auto-grow-height="true" draw:auto-grow-width="false" fo:min-height="1.348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00" loext:fill-use-slide-background="false" draw:opacity="100%" draw:auto-grow-height="true" draw:auto-grow-width="false" fo:min-height="3.244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00" loext:fill-use-slide-background="false" draw:opacity="100%" draw:auto-grow-height="true" draw:auto-grow-width="false" fo:min-height="1.686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4.215cm" loext:decorative="false"/>
      <style:paragraph-properties style:writing-mode="lr-tb"/>
    </style:style>
    <style:style style:name="gr16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8.006cm" fo:min-width="26.646cm" fo:padding-top="0.165cm" fo:padding-bottom="0.165cm" fo:padding-left="0.29cm" fo:padding-right="0.29cm" loext:decorative="false"/>
    </style:style>
    <style:style style:name="gr17" style:family="graphic" style:parent-style-name="standard">
      <style:graphic-properties svg:stroke-width="0.081cm" draw:marker-start-width="0.321cm" draw:marker-end-width="0.321cm" draw:fill="solid" draw:fill-color="#ffffff" draw:textarea-horizontal-align="justify" draw:textarea-vertical-align="middle" draw:auto-grow-height="false" fo:min-height="1.995cm" fo:min-width="1.745cm" fo:padding-top="0.165cm" fo:padding-bottom="0.165cm" fo:padding-left="0.29cm" fo:padding-right="0.29cm" loext:decorative="false"/>
    </style:style>
    <style:style style:name="gr18" style:family="graphic" style:parent-style-name="Object_20_with_20_no_20_fill_20_and_20_no_20_line">
      <style:graphic-properties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23.8999996185303pt"/>
    </style:style>
    <style:style style:name="P3" style:family="paragraph">
      <loext:graphic-properties draw:fill="none" draw:fill-color="#ffffff"/>
      <style:paragraph-properties fo:text-align="center"/>
      <style:text-properties style:font-name="Ubuntu" fo:font-size="23.8999996185303pt"/>
    </style:style>
    <style:style style:name="P4" style:family="paragraph">
      <style:paragraph-properties fo:text-align="center"/>
      <style:text-properties fo:font-size="15.8999996185303pt"/>
    </style:style>
    <style:style style:name="P5" style:family="paragraph">
      <loext:graphic-properties draw:fill="none" draw:fill-color="#ffff00" draw:opacity="100%"/>
      <style:paragraph-properties fo:text-align="center"/>
      <style:text-properties fo:color="#000000" loext:opacity="100%" style:font-name="Ubuntu" fo:font-size="15.8999996185303pt" fo:background-color="transparent" style:font-size-asian="12pt" style:font-size-complex="12pt"/>
    </style:style>
    <style:style style:name="P6" style:family="paragraph">
      <loext:graphic-properties draw:fill="none" draw:fill-color="#ffff00" draw:opacity="100%"/>
      <style:paragraph-properties fo:text-align="center"/>
      <style:text-properties style:font-name="Ubuntu" fo:font-size="15.8999996185303pt" fo:background-color="transparent" style:font-size-asian="12pt" style:font-size-complex="12pt"/>
    </style:style>
    <style:style style:name="P7" style:family="paragraph">
      <style:paragraph-properties fo:margin-top="0cm" fo:margin-bottom="0cm" fo:text-align="center"/>
      <style:text-properties fo:font-size="15.8999996185303pt"/>
    </style:style>
    <style:style style:name="P8" style:family="paragraph">
      <loext:graphic-properties draw:fill="none" draw:fill-color="#ffff00" draw:opacity="100%"/>
      <style:paragraph-properties fo:margin-top="0cm" fo:margin-bottom="0cm" fo:text-align="center"/>
      <style:text-properties style:font-name="Ubuntu" fo:font-size="15.8999996185303pt" fo:background-color="transparen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size="15.8999996185303pt"/>
    </style:style>
    <style:style style:name="P10" style:family="paragraph">
      <loext:graphic-properties draw:fill="none" draw:fill-color="#ffff00" draw:opacity="100%"/>
      <style:paragraph-properties fo:margin-left="0cm" fo:margin-right="0cm" fo:margin-top="0cm" fo:margin-bottom="0cm" fo:line-height="100%" fo:text-align="center" fo:text-indent="0cm"/>
      <style:text-properties style:font-name="Ubuntu" fo:font-size="15.8999996185303pt" fo:background-color="transparent" style:font-size-asian="12pt" style:font-size-complex="12pt"/>
    </style:style>
    <style:style style:name="P11" style:family="paragraph">
      <loext:graphic-properties draw:fill="none" draw:fill-color="#ffff00" draw:opacity="100%"/>
      <style:paragraph-properties fo:margin-top="0cm" fo:margin-bottom="0cm" fo:text-align="center"/>
      <style:text-properties style:font-name="Ubuntu" fo:font-size="15.8999996185303pt" fo:font-weight="normal" fo:background-color="transparent" style:font-size-asian="12pt" style:font-weight-asian="normal" style:font-size-complex="12pt" style:font-weight-complex="normal"/>
    </style:style>
    <style:style style:name="P12" style:family="paragraph">
      <style:text-properties fo:font-size="15.8999996185303pt"/>
    </style:style>
    <style:style style:name="P13" style:family="paragraph">
      <loext:graphic-properties draw:fill="none" draw:fill-color="#ffffff"/>
      <style:text-properties style:font-name="Ubuntu" fo:font-size="15.8999996185303pt" style:font-size-asian="12pt" style:font-size-complex="12pt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</style:style>
    <style:style style:name="T1" style:family="text">
      <style:text-properties style:font-name="Ubuntu" fo:font-size="21.7000007629395pt"/>
    </style:style>
    <style:style style:name="T2" style:family="text">
      <style:text-properties fo:color="#000000" loext:opacity="100%" style:font-name="Ubuntu" fo:font-size="12pt" fo:font-weight="bold" fo:background-color="transparent" style:font-size-asian="12pt" style:font-weight-asian="bold" style:font-size-complex="12pt" style:font-weight-complex="bold"/>
    </style:style>
    <style:style style:name="T3" style:family="text">
      <style:text-properties fo:color="#000000" loext:opacity="100%" style:font-name="Ubuntu" fo:font-size="12pt" fo:background-color="transparent" style:font-size-asian="12pt" style:font-size-complex="12pt"/>
    </style:style>
    <style:style style:name="T4" style:family="text">
      <style:text-properties style:font-name="Ubuntu" fo:font-size="12pt" fo:font-weight="bold" fo:background-color="transparent" style:font-size-asian="12pt" style:font-weight-asian="bold" style:font-size-complex="12pt" style:font-weight-complex="bold"/>
    </style:style>
    <style:style style:name="T5" style:family="text">
      <style:text-properties style:font-name="Ubuntu" fo:font-size="12pt" fo:background-color="transparent" style:font-size-asian="12pt" style:font-size-complex="12pt"/>
    </style:style>
    <style:style style:name="T6" style:family="text">
      <style:text-properties style:font-name="Ubuntu" fo:font-size="12pt" fo:font-weight="normal" fo:background-color="transparent" style:font-size-asian="12pt" style:font-weight-asian="normal" style:font-size-complex="12pt" style:font-weight-complex="normal"/>
    </style:style>
    <style:style style:name="T7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Ubuntu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248cm" svg:height="7.689cm" svg:x="5.724cm" svg:y="1.93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247cm" svg:height="7.689cm" svg:x="9.564cm" svg:y="1.9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248cm" svg:height="7.689cm" svg:x="13.398cm" svg:y="1.93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247cm" svg:height="7.689cm" svg:x="17.238cm" svg:y="1.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247cm" svg:height="7.688cm" svg:x="21.075cm" svg:y="1.94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248cm" svg:height="7.689cm" svg:x="5.724cm" svg:y="12.6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247cm" svg:height="7.689cm" svg:x="9.564cm" svg:y="12.6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248cm" svg:height="7.689cm" svg:x="13.398cm" svg:y="12.6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247cm" svg:height="7.689cm" svg:x="17.238cm" svg:y="12.6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247cm" svg:height="7.688cm" svg:x="21.075cm" svg:y="12.6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5.008cm" svg:height="1.693cm" svg:x="0cm" svg:y="4.475cm">
          <draw:text-box>
            <text:p text:style-name="P2"><text:span text:style-name="T1">Morning</text:span></text:p>
          </draw:text-box>
        </draw:frame>
        <draw:frame draw:style-name="gr5" draw:text-style-name="P3" draw:layer="layout" svg:width="5.009cm" svg:height="2.174cm" svg:x="0.002cm" svg:y="15.142cm">
          <draw:text-box>
            <text:p text:style-name="P2"><text:span text:style-name="T1">Afternoon</text:span></text:p>
          </draw:text-box>
        </draw:frame>
        <draw:frame draw:style-name="gr5" draw:text-style-name="P3" draw:layer="layout" svg:width="5.009cm" svg:height="2.174cm" svg:x="0.002cm" svg:y="10.342cm">
          <draw:text-box>
            <text:p text:style-name="P2"><text:span text:style-name="T1">Lunchbreak</text:span></text:p>
          </draw:text-box>
        </draw:frame>
        <draw:frame draw:style-name="gr6" draw:text-style-name="P3" draw:layer="layout" svg:width="3.249cm" svg:height="1.284cm" svg:x="5.723cm" svg:y="0.604cm">
          <draw:text-box>
            <text:p text:style-name="P2"><text:span text:style-name="T1">Mon</text:span></text:p>
          </draw:text-box>
        </draw:frame>
        <draw:frame draw:style-name="gr6" draw:text-style-name="P3" draw:layer="layout" svg:width="3.248cm" svg:height="1.284cm" svg:x="9.553cm" svg:y="0.605cm">
          <draw:text-box>
            <text:p text:style-name="P2"><text:span text:style-name="T1">Tue</text:span></text:p>
          </draw:text-box>
        </draw:frame>
        <draw:frame draw:style-name="gr6" draw:text-style-name="P3" draw:layer="layout" svg:width="3.248cm" svg:height="1.284cm" svg:x="13.383cm" svg:y="0.606cm">
          <draw:text-box>
            <text:p text:style-name="P2"><text:span text:style-name="T1">Wed</text:span></text:p>
          </draw:text-box>
        </draw:frame>
        <draw:frame draw:style-name="gr6" draw:text-style-name="P3" draw:layer="layout" svg:width="3.249cm" svg:height="1.284cm" svg:x="17.215cm" svg:y="0.607cm">
          <draw:text-box>
            <text:p text:style-name="P2"><text:span text:style-name="T1">Thu</text:span></text:p>
          </draw:text-box>
        </draw:frame>
        <draw:frame draw:style-name="gr6" draw:text-style-name="P3" draw:layer="layout" svg:width="3.249cm" svg:height="1.284cm" svg:x="21.042cm" svg:y="0.608cm">
          <draw:text-box>
            <text:p text:style-name="P2"><text:span text:style-name="T1">Fri</text:span></text:p>
          </draw:text-box>
        </draw:frame>
        <draw:frame draw:style-name="gr7" draw:text-style-name="P1" draw:layer="layout" svg:width="1.431cm" svg:height="1.807cm" svg:x="6.55cm" svg:y="10.109cm">
          <draw:image xlink:href="Pictures/1000000100000200000002007A55432C.png" xlink:type="simple" xlink:show="embed" xlink:actuate="onLoad" draw:mime-type="image/png">
            <text:p/>
          </draw:image>
        </draw:frame>
        <draw:frame draw:style-name="gr7" draw:text-style-name="P1" draw:layer="layout" svg:width="1.431cm" svg:height="1.807cm" svg:x="10.494cm" svg:y="10.11cm">
          <draw:image xlink:href="Pictures/1000000100000200000002007A55432C.png" xlink:type="simple" xlink:show="embed" xlink:actuate="onLoad" draw:mime-type="image/png">
            <text:p/>
          </draw:image>
        </draw:frame>
        <draw:frame draw:style-name="gr7" draw:text-style-name="P1" draw:layer="layout" svg:width="1.431cm" svg:height="1.807cm" svg:x="14.322cm" svg:y="10.111cm">
          <draw:image xlink:href="Pictures/1000000100000200000002007A55432C.png" xlink:type="simple" xlink:show="embed" xlink:actuate="onLoad" draw:mime-type="image/png">
            <text:p/>
          </draw:image>
        </draw:frame>
        <draw:frame draw:style-name="gr7" draw:text-style-name="P1" draw:layer="layout" svg:width="1.43cm" svg:height="1.807cm" svg:x="18.266cm" svg:y="10.113cm">
          <draw:image xlink:href="Pictures/1000000100000200000002007A55432C.png" xlink:type="simple" xlink:show="embed" xlink:actuate="onLoad" draw:mime-type="image/png">
            <text:p/>
          </draw:image>
        </draw:frame>
        <draw:frame draw:style-name="gr7" draw:text-style-name="P1" draw:layer="layout" svg:width="1.43cm" svg:height="1.807cm" svg:x="21.985cm" svg:y="10.114cm">
          <draw:image xlink:href="Pictures/1000000100000200000002007A55432C.png" xlink:type="simple" xlink:show="embed" xlink:actuate="onLoad" draw:mime-type="image/png">
            <text:p/>
          </draw:image>
        </draw:frame>
        <draw:frame draw:style-name="gr8" draw:text-style-name="P5" draw:layer="layout" svg:width="3.233cm" svg:height="2.231cm" svg:x="5.723cm" svg:y="2.602cm">
          <draw:text-box>
            <text:p text:style-name="P4"><text:span text:style-name="T2">L1:</text:span></text:p>
            <text:p text:style-name="P4"><text:span text:style-name="T3">Intro and</text:span></text:p>
            <text:p text:style-name="P4"><text:span text:style-name="T3">Overview</text:span></text:p>
          </draw:text-box>
        </draw:frame>
        <draw:frame draw:style-name="gr9" draw:text-style-name="P6" draw:layer="layout" svg:width="3.233cm" svg:height="2.894cm" svg:x="5.723cm" svg:y="5.403cm">
          <draw:text-box>
            <text:p text:style-name="P4"><text:span text:style-name="T4">L2:</text:span></text:p>
            <text:p text:style-name="P4"><text:span text:style-name="T5">Workflow</text:span></text:p>
            <text:p text:style-name="P4"><text:span text:style-name="T5">RTL-to-GDS</text:span></text:p>
          </draw:text-box>
        </draw:frame>
        <draw:frame draw:style-name="gr9" draw:text-style-name="P8" draw:layer="layout" svg:width="3.233cm" svg:height="2.894cm" svg:x="5.723cm" svg:y="13.804cm">
          <draw:text-box>
            <text:p text:style-name="P7"><text:span text:style-name="T4">L3:</text:span></text:p>
            <text:p text:style-name="P7"><text:span text:style-name="T5">Dig. Design</text:span></text:p>
            <text:p text:style-name="P7"><text:span text:style-name="T5">and examples</text:span></text:p>
          </draw:text-box>
        </draw:frame>
        <draw:frame draw:style-name="gr8" draw:text-style-name="P6" draw:layer="layout" svg:width="3.233cm" svg:height="2.231cm" svg:x="5.723cm" svg:y="17.005cm">
          <draw:text-box>
            <text:p text:style-name="P4"><text:span text:style-name="T4">T3:</text:span></text:p>
            <text:p text:style-name="P4"><text:span text:style-name="T5">Training</text:span></text:p>
          </draw:text-box>
        </draw:frame>
        <draw:frame draw:style-name="gr10" draw:text-style-name="P6" draw:layer="layout" svg:width="3.232cm" svg:height="1.848cm" svg:x="9.553cm" svg:y="2.603cm">
          <draw:text-box>
            <text:p text:style-name="P4"><text:span text:style-name="T4">Q1, Q2, Q3:</text:span></text:p>
            <text:p text:style-name="P4"><text:span text:style-name="T6">Recap</text:span></text:p>
          </draw:text-box>
        </draw:frame>
        <draw:frame draw:style-name="gr8" draw:text-style-name="P6" draw:layer="layout" svg:width="3.232cm" svg:height="2.231cm" svg:x="9.553cm" svg:y="7.005cm">
          <draw:text-box>
            <text:p text:style-name="P4"><text:span text:style-name="T4">T4:</text:span></text:p>
            <text:p text:style-name="P4"><text:span text:style-name="T5">Training</text:span></text:p>
          </draw:text-box>
        </draw:frame>
        <draw:frame draw:style-name="gr11" draw:text-style-name="P8" draw:layer="layout" svg:width="3.232cm" svg:height="2.371cm" svg:x="9.553cm" svg:y="15.006cm">
          <draw:text-box>
            <text:p text:style-name="P7"><text:span text:style-name="T4">L5:</text:span></text:p>
            <text:p text:style-name="P7"><text:span text:style-name="T5">PDK</text:span></text:p>
            <text:p text:style-name="P7"><text:span text:style-name="T5">Examination</text:span></text:p>
          </draw:text-box>
        </draw:frame>
        <draw:frame draw:style-name="gr8" draw:text-style-name="P6" draw:layer="layout" svg:width="3.232cm" svg:height="2.231cm" svg:x="9.553cm" svg:y="17.539cm">
          <draw:text-box>
            <text:p text:style-name="P4"><text:span text:style-name="T4">T5:</text:span></text:p>
            <text:p text:style-name="P4"><text:span text:style-name="T5">Training</text:span></text:p>
          </draw:text-box>
        </draw:frame>
        <draw:frame draw:style-name="gr11" draw:text-style-name="P6" draw:layer="layout" svg:width="3.232cm" svg:height="2.371cm" svg:x="9.553cm" svg:y="4.47cm">
          <draw:text-box>
            <text:p text:style-name="P4"><text:span text:style-name="T4">L4:</text:span></text:p>
            <text:p text:style-name="P4"><text:span text:style-name="T5">OpenROAD</text:span></text:p>
            <text:p text:style-name="P4"><text:span text:style-name="T5">First run</text:span></text:p>
          </draw:text-box>
        </draw:frame>
        <draw:frame draw:style-name="gr8" draw:text-style-name="P6" draw:layer="layout" svg:width="3.232cm" svg:height="2.231cm" svg:x="9.553cm" svg:y="13.14cm">
          <draw:text-box>
            <text:p text:style-name="P4"><text:span text:style-name="T4">T4:</text:span></text:p>
            <text:p text:style-name="P4"><text:span text:style-name="T5">Training</text:span></text:p>
          </draw:text-box>
        </draw:frame>
        <draw:frame draw:style-name="gr12" draw:text-style-name="P6" draw:layer="layout" svg:width="3.232cm" svg:height="1.598cm" svg:x="13.383cm" svg:y="2.604cm">
          <draw:text-box>
            <text:p text:style-name="P4"><text:span text:style-name="T4">Q4, Q5:</text:span></text:p>
            <text:p text:style-name="P4"><text:span text:style-name="T6">Recap</text:span></text:p>
          </draw:text-box>
        </draw:frame>
        <draw:frame draw:style-name="gr13" draw:text-style-name="P6" draw:layer="layout" svg:width="3.249cm" svg:height="3.494cm" svg:x="13.397cm" svg:y="5.271cm">
          <draw:text-box>
            <text:p text:style-name="P4"><text:span text:style-name="T4">L6:</text:span></text:p>
            <text:p text:style-name="P4"><text:span text:style-name="T5">The data in </text:span></text:p>
            <text:p text:style-name="P4"><text:span text:style-name="T5">OpenROAD</text:span></text:p>
          </draw:text-box>
        </draw:frame>
        <draw:frame draw:style-name="gr12" draw:text-style-name="P6" draw:layer="layout" svg:width="3.231cm" svg:height="1.598cm" svg:x="17.215cm" svg:y="2.603cm">
          <draw:text-box>
            <text:p text:style-name="P4"><text:span text:style-name="T4">Q6, Q7:</text:span></text:p>
            <text:p text:style-name="P4"><text:span text:style-name="T6">Recap</text:span></text:p>
          </draw:text-box>
        </draw:frame>
        <draw:frame draw:style-name="gr8" draw:text-style-name="P6" draw:layer="layout" svg:width="3.231cm" svg:height="2.231cm" svg:x="17.215cm" svg:y="7.005cm">
          <draw:text-box>
            <text:p text:style-name="P4"><text:span text:style-name="T4">T8:</text:span></text:p>
            <text:p text:style-name="P4"><text:span text:style-name="T5">Training</text:span></text:p>
          </draw:text-box>
        </draw:frame>
        <draw:frame draw:style-name="gr11" draw:text-style-name="P6" draw:layer="layout" svg:width="3.231cm" svg:height="2.371cm" svg:x="17.215cm" svg:y="4.47cm">
          <draw:text-box>
            <text:p text:style-name="P4"><text:span text:style-name="T4">L8:</text:span></text:p>
            <text:p text:style-name="P4"><text:span text:style-name="T5">Simulation</text:span></text:p>
            <text:p text:style-name="P4"><text:span text:style-name="T5">and PPA</text:span></text:p>
          </draw:text-box>
        </draw:frame>
        <draw:frame draw:style-name="gr14" draw:text-style-name="P8" draw:layer="layout" svg:width="3.232cm" svg:height="1.936cm" svg:x="13.383cm" svg:y="15.302cm">
          <draw:text-box>
            <text:p text:style-name="P7"><text:span text:style-name="T4">T6:</text:span></text:p>
            <text:p text:style-name="P7"><text:span text:style-name="T5">Training</text:span></text:p>
          </draw:text-box>
        </draw:frame>
        <draw:frame draw:style-name="gr8" draw:text-style-name="P6" draw:layer="layout" svg:width="3.232cm" svg:height="2.231cm" svg:x="13.383cm" svg:y="17.54cm">
          <draw:text-box>
            <text:p text:style-name="P4"><text:span text:style-name="T4">L7:</text:span></text:p>
            <text:p text:style-name="P4"><text:span text:style-name="T5">LVS/DRC</text:span></text:p>
            <text:p text:style-name="P4"><text:span text:style-name="T5">reading</text:span></text:p>
          </draw:text-box>
        </draw:frame>
        <draw:frame draw:style-name="gr9" draw:text-style-name="P10" draw:layer="layout" svg:width="3.232cm" svg:height="2.894cm" svg:x="13.383cm" svg:y="12.874cm">
          <draw:text-box>
            <text:p text:style-name="P9"><text:span text:style-name="T4">L6:</text:span></text:p>
            <text:p text:style-name="P9"><text:span text:style-name="T6">The data in </text:span></text:p>
            <text:p text:style-name="P9"><text:span text:style-name="T6">OpenROAD</text:span></text:p>
          </draw:text-box>
        </draw:frame>
        <draw:frame draw:style-name="gr9" draw:text-style-name="P8" draw:layer="layout" svg:width="3.231cm" svg:height="2.894cm" svg:x="17.215cm" svg:y="13.807cm">
          <draw:text-box>
            <text:p text:style-name="P7"><text:span text:style-name="T4">L9:</text:span></text:p>
            <text:p text:style-name="P7"><text:span text:style-name="T5">Scripting in</text:span></text:p>
            <text:p text:style-name="P7"><text:span text:style-name="T5">OpenROAD</text:span></text:p>
          </draw:text-box>
        </draw:frame>
        <draw:frame draw:style-name="gr8" draw:text-style-name="P6" draw:layer="layout" svg:width="3.235cm" svg:height="2.231cm" svg:x="21.042cm" svg:y="2.603cm">
          <draw:text-box>
            <text:p text:style-name="P4"><text:span text:style-name="T4">L10:</text:span></text:p>
            <text:p text:style-name="P4"><text:span text:style-name="T5">GDS and</text:span></text:p>
            <text:p text:style-name="P4"><text:span text:style-name="T5">Tapeout</text:span></text:p>
          </draw:text-box>
        </draw:frame>
        <draw:frame draw:style-name="gr8" draw:text-style-name="P6" draw:layer="layout" svg:width="3.235cm" svg:height="2.231cm" svg:x="21.042cm" svg:y="5.805cm">
          <draw:text-box>
            <text:p text:style-name="P4"><text:span text:style-name="T4">Q8, Q9, Q10:</text:span></text:p>
            <text:p text:style-name="P4"><text:span text:style-name="T6">Recap</text:span></text:p>
          </draw:text-box>
        </draw:frame>
        <draw:frame draw:style-name="gr11" draw:text-style-name="P11" draw:layer="layout" svg:width="3.235cm" svg:height="2.371cm" svg:x="21.042cm" svg:y="13.808cm">
          <draw:text-box>
            <text:p text:style-name="P7"><text:span text:style-name="T6">Spare time</text:span></text:p>
            <text:p text:style-name="P7"><text:span text:style-name="T6">and</text:span></text:p>
            <text:p text:style-name="P7"><text:span text:style-name="T6">Wrap-Up</text:span></text:p>
          </draw:text-box>
        </draw:frame>
        <draw:frame draw:style-name="gr15" draw:text-style-name="P13" draw:layer="layout" svg:width="4.223cm" svg:height="4.465cm" svg:x="25.477cm" svg:y="9.375cm">
          <draw:text-box>
            <text:p text:style-name="P12"><text:span text:style-name="T7">L :</text:span><text:span text:style-name="T8"> Lectures</text:span></text:p>
            <text:p text:style-name="P12"><text:span text:style-name="T8"/></text:p>
            <text:p text:style-name="P12"><text:span text:style-name="T7">T :</text:span><text:span text:style-name="T8"> Training and <text:s/></text:span></text:p>
            <text:p text:style-name="P12"><text:span text:style-name="T8"><text:s text:c="6"/></text:span><text:span text:style-name="T8">Hands-On</text:span></text:p>
            <text:p text:style-name="P12"><text:span text:style-name="T8"/></text:p>
            <text:p text:style-name="P12"><text:span text:style-name="T7">Q :</text:span><text:span text:style-name="T8"> Questions</text:span></text:p>
          </draw:text-box>
        </draw:frame>
        <draw:custom-shape draw:style-name="gr16" draw:text-style-name="P1" draw:layer="layout" svg:width="29.21cm" svg:height="20.32cm" svg:x="0.2cm" svg:y="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4" draw:layer="layout" svg:width="3.175cm" svg:height="3.175cm" svg:x="0.635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5" draw:layer="layout" svg:width="2.115cm" svg:height="2.115cm" svg:x="1.17cm" svg:y="0.96cm">
          <draw:image xlink:href="Pictures/100000000000006400000064E2D61DB2.png" xlink:type="simple" xlink:show="embed" xlink:actuate="onLoad" draw:mime-type="image/png">
            <text:p/>
          </draw:image>
        </draw:frame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9cm" fo:margin-bottom="0cm" fo:text-indent="0cm"/>
      <style:text-properties fo:font-size="37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6cm" fo:margin-bottom="0cm" fo:text-indent="0cm"/>
      <style:text-properties fo:font-size="31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2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6.729cm" svg:height="3.506cm" svg:x="1.482cm" svg:y="0.833cm" presentation:class="title" presentation:placeholder="true">
        <draw:text-box/>
      </draw:frame>
      <draw:frame presentation:style-name="Default-outline1" draw:layer="backgroundobjects" svg:width="26.729cm" svg:height="12.179cm" svg:x="1.482cm" svg:y="4.911cm" presentation:class="outline" presentation:placeholder="true">
        <draw:text-box/>
      </draw:frame>
      <draw:frame presentation:style-name="Mpr1" draw:text-style-name="MP2" draw:layer="backgroundobjects" svg:width="6.919cm" svg:height="1.446cm" svg:x="1.482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3cm" svg:height="1.446cm" svg:x="10.155cm" svg:y="19.1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6cm" svg:x="21.291cm" svg:y="19.12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1:07:11.858595757</meta:creation-date>
    <dc:date>2024-11-12T11:27:02.472418413</dc:date>
    <meta:editing-duration>PT14M40S</meta:editing-duration>
    <meta:editing-cycles>8</meta:editing-cycles>
    <meta:generator>LibreOffice/24.2.6.2$Linux_X86_64 LibreOffice_project/420$Build-2</meta:generator>
    <meta:print-date>2024-11-03T20:28:42.103885678</meta:print-date>
    <meta:printed-by>PDF files</meta:printed-by>
    <meta:document-statistic meta:object-count="72"/>
  </office:meta>
</office:document-meta>
</file>